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 fo:language="de" fo:country="DE"/>
    </style:style>
    <style:style style:name="P3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paragraph-properties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text-align="justify" fo:line-height="100%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 fo:language="de" fo:country="DE"/>
    </style:style>
    <style:style style:name="P75" style:parent-style-name="Normal" style:family="paragraph">
      <style:paragraph-properties fo:text-align="justify" fo:line-height="100%"/>
    </style:style>
    <style:style style:name="T76" style:parent-style-name="DefaultParagraphFont" style:family="text">
      <style:text-properties style:font-name="Times New Roman" style:font-name-complex="Times New Roman" fo:font-size="12pt" style:font-size-asian="12pt" style:font-size-complex="12pt" fo:language="de" fo:country="DE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paragraph-properties fo:text-align="justify" fo:line-height="100%"/>
    </style:style>
    <style:style style:name="T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7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7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4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4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2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7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7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0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12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1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8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2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text-align="justify" fo:line-height="100%"/>
    </style:style>
    <style:style style:name="T2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3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3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text-align="justify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9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paragraph-properties fo:text-align="justify" fo:line-height="100%"/>
    </style:style>
    <style:style style:name="T2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ODE</text:p>
      <text:p text:style-name="P2"># STEP 0: Install &amp; imports<text:s/></text:p>
      <text:p text:style-name="P3">!pip install nrclex nlpaug textblob<text:s/></text:p>
      <text:p text:style-name="P4">import pandas as pd<text:s/></text:p>
      <text:p text:style-name="P5">import numpy as np<text:s/></text:p>
      <text:p text:style-name="P6">import re<text:s/></text:p>
      <text:p text:style-name="P7">import nltk<text:s/></text:p>
      <text:p text:style-name="P8">import tensorflow as tf<text:s/></text:p>
      <text:p text:style-name="P9">import matplotlib.pyplot as plt<text:s/></text:p>
      <text:p text:style-name="P10">from tensorflow.keras.layers import Input, Embedding, Bidirectional, LSTM, SimpleRNN,<text:s/></text:p>
      <text:p text:style-name="P11">Dense, Dropout, concatenate, Layer<text:s/></text:p>
      <text:p text:style-name="P12">from tensorflow.keras.models import Model<text:s/></text:p>
      <text:p text:style-name="P13">from tensorflow.keras.preprocessing.text import Tokenizer<text:s/></text:p>
      <text:p text:style-name="P14">from tensorflow.keras.preprocessing.sequence import pad_sequences<text:s/></text:p>
      <text:p text:style-name="P15">from sklearn.model_selection import train_test_split<text:s/></text:p>
      <text:p text:style-name="P16">from tensorflow.keras.layers import Input, Embedding, SimpleRNN,Bidirectional, Dense,<text:s/></text:p>
      <text:p text:style-name="P17">Dropout, concatenate<text:s/></text:p>
      <text:p text:style-name="P18">from tensorflow.keras.models import Model<text:s/></text:p>
      <text:p text:style-name="P19">from sklearn.metrics import classification_report, confusion_matrix, ConfusionMatrixDisplay<text:s/></text:p>
      <text:p text:style-name="P20">from sklearn.utils.class_weight import compute_class_weight<text:s/></text:p>
      <text:p text:style-name="P21">from nrclex import NRCLex<text:s/></text:p>
      <text:p text:style-name="P22">from textblob import TextBlob<text:s/></text:p>
      <text:p text:style-name="P23">from nltk.corpus import stopwords<text:s/></text:p>
      <text:p text:style-name="P24">from nltk.stem import WordNetLemmatizer<text:s/></text:p>
      <text:p text:style-name="P25">from tensorflow.keras.layers import Layer<text:s/></text:p>
      <text:p text:style-name="P26">import tensorflow as tf<text:s/></text:p>
      <text:p text:style-name="P27">from tensorflow.keras.layers import Input, Embedding, Bidirectional, SimpleRNN, Dense,<text:s/></text:p>
      <text:p text:style-name="P28">Dropout, concatenate<text:s/></text:p>
      <text:p text:style-name="P29">from tensorflow.keras.models import Model<text:s/></text:p>
      <text:p text:style-name="P30">from tensorflow.keras.callbacks import EarlyStopping, ReduceLROnPlateau<text:s/></text:p>
      <text:p text:style-name="P31">from nltk import pos_tag<text:s/></text:p>
      <text:p text:style-name="P32">from nltk.corpus import wordnet<text:s/></text:p>
      <text:soft-page-break/>
      <text:p text:style-name="P33">import nlpaug.augmenter.word as naw<text:s/></text:p>
      <text:p text:style-name="P34">aug = naw.SynonymAug(aug_src='wordnet')<text:s/></text:p>
      <text:p text:style-name="P35">from sklearn.metrics import precision_score, recall_score, f1_score<text:s/></text:p>
      <text:p text:style-name="P36"/>
      <text:p text:style-name="P37"># NLTK downloads<text:s/></text:p>
      <text:p text:style-name="P38">nltk.download('stopwords')<text:s/></text:p>
      <text:p text:style-name="P39">nltk.download('wordnet')<text:s/></text:p>
      <text:p text:style-name="P40">nltk.download('punkt_tab')<text:s/></text:p>
      <text:p text:style-name="P41">nltk.download('brown')<text:s/></text:p>
      <text:p text:style-name="P42">nltk.download('averaged_perceptron_tagger_eng')<text:s/></text:p>
      <text:p text:style-name="P43">nltk.download('conll2000')<text:s/></text:p>
      <text:p text:style-name="P44">nltk.download('movie_reviews')<text:s/></text:p>
      <text:p text:style-name="P45"/>
      <text:p text:style-name="P46"># Download missing textblob corpora (redundant after specific nltk downloads, but keeping just in case)<text:s/></text:p>
      <text:p text:style-name="P47">!python -m textblob.download_corpora<text:s/></text:p>
      <text:p text:style-name="P48"><text:s/></text:p>
      <text:p text:style-name="P49"># Initialize stop words and lemmatizer<text:s/></text:p>
      <text:p text:style-name="P50">stop_words = set(stopwords.words('english'))<text:s/></text:p>
      <text:p text:style-name="P51">lemmatizer = WordNetLemmatizer()</text:p>
      <text:p text:style-name="P52"><text:s/></text:p>
      <text:p text:style-name="P53"># STEP 1: Text cleaning function<text:s/></text:p>
      <text:p text:style-name="P54"><text:s/></text:p>
      <text:p text:style-name="P55"># POS tagging conversion<text:s/></text:p>
      <text:p text:style-name="P56">def get_wordnet_pos(treebank_tag):<text:s/></text:p>
      <text:p text:style-name="P57"><text:s text:c="4"/>if treebank_tag.startswith('J'):<text:s/></text:p>
      <text:p text:style-name="P58"><text:s text:c="8"/>return wordnet.ADJ<text:s/></text:p>
      <text:p text:style-name="P59"><text:s text:c="4"/>elif treebank_tag.startswith('V'):<text:s/></text:p>
      <text:p text:style-name="P60"><text:s text:c="8"/>return wordnet.VERB<text:s/></text:p>
      <text:p text:style-name="P61"><text:s text:c="4"/>elif treebank_tag.startswith('N'):<text:s/></text:p>
      <text:p text:style-name="P62"><text:s text:c="8"/>return wordnet.NOUN<text:s/></text:p>
      <text:p text:style-name="P63"><text:s text:c="4"/>elif treebank_tag.startswith('R'):<text:s/></text:p>
      <text:p text:style-name="P64"><text:s text:c="8"/>return wordnet.ADV<text:s/></text:p>
      <text:soft-page-break/>
      <text:p text:style-name="P65"><text:s text:c="4"/>else:<text:s/></text:p>
      <text:p text:style-name="P66"><text:s text:c="8"/>return wordnet.NOUN<text:s/></text:p>
      <text:p text:style-name="P67"><text:s/></text:p>
      <text:p text:style-name="P68"><text:s/>def clean_text(text):<text:s/></text:p>
      <text:p text:style-name="P69"><text:s text:c="4"/>text = re.sub(r'[^a-zA-Z\s]', '', text)<text:s/></text:p>
      <text:p text:style-name="P70"><text:s text:c="4"/>tokens = text.lower().split()<text:s/></text:p>
      <text:p text:style-name="P71"><text:s text:c="4"/>tokens = [word for word in tokens if word not in stop_words]<text:s/></text:p>
      <text:p text:style-name="P72"><text:span text:style-name="T73"><text:s text:c="4"/></text:span><text:span text:style-name="T74">pos_tags = pos_tag(tokens)<text:s/></text:span></text:p>
      <text:p text:style-name="P75"><text:span text:style-name="T76"><text:s text:c="4"/></text:span><text:span text:style-name="T77">lemmatized = [lemmatizer.lemmatize(word, get_wordnet_pos(pos)) for word, pos in pos_tags]<text:s/></text:span></text:p>
      <text:p text:style-name="P78"><text:s text:c="4"/>return ' '.join(lemmatized)<text:s/></text:p>
      <text:p text:style-name="P79"><text:span text:style-name="T80"><text:s/></text:span></text:p>
      <text:p text:style-name="P81"># STEP 2: Load dataset<text:s/></text:p>
      <text:p text:style-name="P82">df = pd.read_csv("data.csv")<text:s/></text:p>
      <text:p text:style-name="P83">df.dropna(subset=['reviewText'], inplace=True)<text:s/></text:p>
      <text:p text:style-name="P84">df['reviewText'] = df['reviewText'].astype(str).apply(clean_text)<text:s/></text:p>
      <text:p text:style-name="P85"><text:s/></text:p>
      <text:p text:style-name="P86"># STEP 3: Lexicon Features<text:s/></text:p>
      <text:p text:style-name="P87">df['frustration_score'] = df['reviewText'].apply(lambda x:<text:s/></text:p>
      <text:p text:style-name="P88">sum([NRCLex(x).raw_emotion_scores.get(e, 0) for e in ['anger', 'sadness', 'fear']]))<text:s/></text:p>
      <text:p text:style-name="P89">df['polarity'] = df['reviewText'].apply(lambda x: TextBlob(x).sentiment.polarity)<text:s/></text:p>
      <text:p text:style-name="P90">df['subjectivity'] = df['reviewText'].apply(lambda x: TextBlob(x).sentiment.subjectivity)<text:s/></text:p>
      <text:p text:style-name="P91">df['emotion_diversity'] = df['reviewText'].apply(lambda x:<text:s/></text:p>
      <text:p text:style-name="P92">len(NRCLex(x).raw_emotion_scores))<text:s/></text:p>
      <text:p text:style-name="P93">df['label'] = df['frustration_score'].apply(lambda x: 1 if x &gt;= 1 else 0) # Move label creation here<text:s/></text:p>
      <text:p text:style-name="P94"><text:s/></text:p>
      <text:p text:style-name="P95"># Step 4: data augmentation<text:s/></text:p>
      <text:p text:style-name="P96">df_aug = df[df.label == 1].copy()<text:s/></text:p>
      <text:p text:style-name="P97">df_aug['reviewText']=df_aug['reviewText'].apply(lambda x: aug.augment(x)[0] if<text:s/></text:p>
      <text:p text:style-name="P98">aug.augment(x) else x)<text:s/></text:p>
      <text:p text:style-name="P99">df_balanced = pd.concat([df, df_aug])<text:s/></text:p>
      <text:p text:style-name="P100"><text:s/></text:p>
      <text:soft-page-break/>
      <text:p text:style-name="P101"># STEP 4: Tokenization<text:s/></text:p>
      <text:p text:style-name="P102">max_words = 10000<text:s/></text:p>
      <text:p text:style-name="P103">max_len = 100<text:s/></text:p>
      <text:p text:style-name="P104">tokenizer = Tokenizer(num_words=max_words, oov_token='&lt;OOV&gt;')<text:s/></text:p>
      <text:p text:style-name="P105">tokenizer.fit_on_texts(df_balanced['reviewText'])<text:s/></text:p>
      <text:p text:style-name="P106">sequences = tokenizer.texts_to_sequences(df_balanced['reviewText'])<text:s/></text:p>
      <text:p text:style-name="P107">padded = pad_sequences(sequences, maxlen=max_len)<text:s/></text:p>
      <text:p text:style-name="P108">df_balanced['padded'] = padded.tolist()<text:s/></text:p>
      <text:p text:style-name="P109"><text:s/></text:p>
      <text:p text:style-name="P110">extra_features = np.vstack((<text:s/></text:p>
      <text:p text:style-name="P111"><text:s text:c="2"/>df_balanced['frustration_score'].values,<text:s/></text:p>
      <text:p text:style-name="P112"><text:s text:c="4"/>df_balanced['polarity'].values,<text:s/></text:p>
      <text:p text:style-name="P113"><text:s text:c="4"/>df_balanced['subjectivity'].values,<text:s/></text:p>
      <text:p text:style-name="P114"><text:s text:c="4"/>df_balanced['emotion_diversity'].values<text:s/></text:p>
      <text:p text:style-name="P115">)).T<text:s/></text:p>
      <text:p text:style-name="P116"><text:s/></text:p>
      <text:p text:style-name="P117"># STEP 4: Tokenization<text:s/></text:p>
      <text:p text:style-name="P118">from tensorflow.keras.preprocessing.text import Tokenizer<text:s/></text:p>
      <text:p text:style-name="P119">max_words = 10000<text:s/></text:p>
      <text:p text:style-name="P120">max_len = 100<text:s/></text:p>
      <text:p text:style-name="P121">tokenizer = Tokenizer(num_words=max_words, oov_token='&lt;OOV&gt;')<text:s/></text:p>
      <text:p text:style-name="P122">tokenizer.fit_on_texts(df_balanced['reviewText'])<text:s/></text:p>
      <text:p text:style-name="P123">sequences = tokenizer.texts_to_sequences(df_balanced['reviewText'])<text:s/></text:p>
      <text:p text:style-name="P124">padded = pad_sequences(sequences, maxlen=max_len)<text:s/></text:p>
      <text:p text:style-name="P125">df_balanced['padded'] = padded.tolist()<text:s/></text:p>
      <text:p text:style-name="P126"><text:s/></text:p>
      <text:p text:style-name="P127"># STEP 5: GloVe Embedding<text:s/></text:p>
      <text:p text:style-name="P128">embedding_dim = 300<text:s/></text:p>
      <text:p text:style-name="P129">embedding_index = {}<text:s/></text:p>
      <text:p text:style-name="P130">with open("glove.6B.300d.txt", encoding="utf8") as f:<text:s/></text:p>
      <text:p text:style-name="P131"><text:s text:c="4"/>for line in f:<text:s/></text:p>
      <text:p text:style-name="P132"><text:s text:c="8"/>values = line.split()<text:s/></text:p>
      <text:p text:style-name="P133"><text:s text:c="8"/>word = values[0]<text:s/></text:p>
      <text:soft-page-break/>
      <text:p text:style-name="P134"><text:s text:c="8"/>coefs = np.asarray(values[1:], dtype='float32')<text:s/></text:p>
      <text:p text:style-name="P135"><text:s text:c="8"/>embedding_index[word] = coefs<text:s/></text:p>
      <text:p text:style-name="P136"><text:s/></text:p>
      <text:p text:style-name="P137">embedding_matrix = np.zeros((max_words, embedding_dim))<text:s/></text:p>
      <text:p text:style-name="P138">for word, i in tokenizer.word_index.items():<text:s/></text:p>
      <text:p text:style-name="P139"><text:s text:c="4"/>if i &lt; max_words and word in embedding_index:<text:s/></text:p>
      <text:p text:style-name="P140"><text:s text:c="8"/>embedding_matrix[i] = embedding_index[word]<text:s/></text:p>
      <text:p text:style-name="P141"/>
      <text:p text:style-name="P142"># Print some info to verify<text:s/></text:p>
      <text:p text:style-name="P143">print("Total words in GloVe embeddings:", len(embedding_index))<text:s/></text:p>
      <text:p text:style-name="P144">print("Shape of embedding matrix:", embedding_matrix.shape)<text:s/></text:p>
      <text:p text:style-name="P145">df_embedded_matrix.head()<text:s/></text:p>
      <text:p text:style-name="P146"><text:s/></text:p>
      <text:p text:style-name="P147"># STEP 6: Split data<text:s/></text:p>
      <text:p text:style-name="P148">X = padded<text:s/></text:p>
      <text:p text:style-name="P149">y = df_balanced['label'].values # Use label from the balanced dataframe<text:s/></text:p>
      <text:p text:style-name="P150"><text:s/></text:p>
      <text:p text:style-name="P151">X_train, X_test, X_extra_train, X_extra_test, y_train, y_test = train_test_split(<text:s/></text:p>
      <text:p text:style-name="P152"><text:s text:c="4"/>X, extra_features, y, test_size=0.2, random_state=42<text:s/></text:p>
      <text:p text:style-name="P153">)<text:s/></text:p>
      <text:p text:style-name="P154"><text:s/></text:p>
      <text:p text:style-name="P155">class_weights = dict(enumerate(compute_class_weight(class_weight='balanced',<text:s/></text:p>
      <text:p text:style-name="P156">classes=np.unique(y_train), y=y_train)))<text:s/></text:p>
      <text:p text:style-name="P157"><text:s/></text:p>
      <text:p text:style-name="P158"># STEP 7: Attention Layer<text:s/></text:p>
      <text:p text:style-name="P159">class AttentionLayer(Layer):<text:s/></text:p>
      <text:p text:style-name="P160"><text:s text:c="4"/>def build(self, input_shape):<text:s/></text:p>
      <text:p text:style-name="P161"><text:s text:c="8"/>self.W = self.add_weight(name="att_weight", shape=(input_shape[-1], 1),<text:s/></text:p>
      <text:p text:style-name="P162"><text:s text:c="33"/>initializer="normal", trainable=True)<text:s/></text:p>
      <text:p text:style-name="P163"><text:s text:c="8"/>self.b = self.add_weight(name="att_bias", shape=(input_shape[1], 1),<text:s/></text:p>
      <text:p text:style-name="P164"><text:s text:c="33"/>initializer="zeros", trainable=True)<text:s/></text:p>
      <text:p text:style-name="P165"><text:s text:c="8"/>super().build(input_shape)<text:s/></text:p>
      <text:p text:style-name="P166">def call(self, x):<text:s/></text:p>
      <text:soft-page-break/>
      <text:p text:style-name="P167"><text:s text:c="8"/>e = tf.keras.backend.tanh(tf.keras.backend.dot(x, self.W) + self.b)<text:s/></text:p>
      <text:p text:style-name="P168"><text:s text:c="8"/>a = tf.keras.backend.softmax(e, axis=1)<text:s/></text:p>
      <text:p text:style-name="P169"><text:s text:c="8"/>output = x * a<text:s/></text:p>
      <text:p text:style-name="P170"><text:s text:c="8"/>return tf.keras.backend.sum(output, axis=1)<text:s/></text:p>
      <text:p text:style-name="P171"><text:s/></text:p>
      <text:p text:style-name="P172"># Define Input layers<text:s/></text:p>
      <text:p text:style-name="P173">text_input = Input(shape=(max_len,), name='text_input')<text:s/></text:p>
      <text:p text:style-name="P174">frust_input = Input(shape=(extra_features.shape[1],), name='frust_input')<text:s/></text:p>
      <text:p text:style-name="P175"><text:s/></text:p>
      <text:p text:style-name="P176"># Embedding + Bi-RNN + Attention<text:s/></text:p>
      <text:p text:style-name="P177">x = Embedding(input_dim=max_words, output_dim=embedding_dim,<text:s/></text:p>
      <text:p text:style-name="P178"><text:s text:c="14"/>weights=[embedding_matrix], input_length=max_len,<text:s/></text:p>
      <text:p text:style-name="P179"><text:s text:c="14"/>trainable=True)(text_input)<text:s/></text:p>
      <text:p text:style-name="P180">x = Bidirectional(SimpleRNN(128, return_sequences=True))(x)<text:s/></text:p>
      <text:p text:style-name="P181">x = tf.keras.layers.LayerNormalization()(x)<text:s/></text:p>
      <text:p text:style-name="P182"><text:s/></text:p>
      <text:p text:style-name="P183">x = AttentionLayer()(x)<text:s/></text:p>
      <text:p text:style-name="P184">x = Dropout(0.4)(x)<text:s/></text:p>
      <text:p text:style-name="P185"><text:s/></text:p>
      <text:p text:style-name="P186"># Combine with lexicon features<text:s/></text:p>
      <text:p text:style-name="P187">concat = concatenate([x, frust_input])<text:s/></text:p>
      <text:p text:style-name="P188">dense1 = Dense(64, activation='relu')(concat)<text:s/></text:p>
      <text:p text:style-name="P189">drop2 = Dropout(0.3)(dense1)<text:s/></text:p>
      <text:p text:style-name="P190">output = Dense(1, activation='sigmoid')(drop2)<text:s/></text:p>
      <text:p text:style-name="P191"><text:s/></text:p>
      <text:p text:style-name="P192"># Final model<text:s/></text:p>
      <text:p text:style-name="P193">model = Model(inputs=[text_input, frust_input], outputs=output)<text:s/></text:p>
      <text:p text:style-name="P194">model.compile(optimizer='adam', loss='binary_crossentropy', metrics=['accuracy'])<text:s/></text:p>
      <text:p text:style-name="P195">model.summary()<text:s/></text:p>
      <text:p text:style-name="P196">early_stop = EarlyStopping(monitor='val_loss', patience=10, restore_best_weights=True)<text:s/></text:p>
      <text:p text:style-name="P197">reduce_lr = ReduceLROnPlateau(monitor='val_loss', patience=5, factor=0.3, min_lr=1e-6)<text:s/></text:p>
      <text:p text:style-name="P198"><text:s/></text:p>
      <text:p text:style-name="P199">history = model.fit([X_train, X_extra_train], y_train,<text:s/></text:p>
      <text:soft-page-break/>
      <text:p text:style-name="P200"><text:s text:c="20"/>validation_data=([X_test, X_extra_test], y_test),<text:s/></text:p>
      <text:p text:style-name="P201"><text:s text:c="20"/>epochs=100, batch_size=64,<text:s/></text:p>
      <text:p text:style-name="P202"><text:s text:c="20"/>class_weight=class_weights,<text:s/></text:p>
      <text:p text:style-name="P203"><text:s text:c="20"/>callbacks=[early_stop,reduce_lr],<text:s/></text:p>
      <text:p text:style-name="P204"><text:s text:c="20"/>verbose=2)<text:s/></text:p>
      <text:p text:style-name="P205"><text:s/></text:p>
      <text:p text:style-name="P206">loss, acc = model.evaluate([X_test, X_extra_test], y_test)<text:s/></text:p>
      <text:p text:style-name="P207">print(f"\nTest Accuracy: {acc:.4f}")<text:s/></text:p>
      <text:p text:style-name="P208"><text:s/></text:p>
      <text:p text:style-name="P209">y_pred = model.predict([X_test, X_extra_test])<text:s/></text:p>
      <text:p text:style-name="P210">y_pred_class = (y_pred &gt; 0.5).astype("int32")<text:s/></text:p>
      <text:p text:style-name="P211"><text:s/></text:p>
      <text:p text:style-name="P212"># Accuracy plot<text:s/></text:p>
      <text:p text:style-name="P213">plt.plot(history.history['accuracy'], label='Train Acc')<text:s/></text:p>
      <text:p text:style-name="P214">plt.plot(history.history['val_accuracy'], label='Val Acc')<text:s/></text:p>
      <text:p text:style-name="P215">plt.legend(); plt.title('Accuracy per Epoch'); plt.grid(); plt.show()<text:s/></text:p>
      <text:p text:style-name="P216">cm = confusion_matrix(y_test, y_pred_class)<text:s/></text:p>
      <text:p text:style-name="P217">ConfusionMatrixDisplay(cm,<text:tab/>display_labels=['Not<text:tab/>Frustrated',<text:s/>'Frustrated']).plot(cmap='Blues')</text:p>
      <text:p text:style-name="P218">plt.title("Confusion Matrix")<text:s/></text:p>
      <text:p text:style-name="P219">plt.show()<text:s/></text:p>
      <text:p text:style-name="P220"><text:s/></text:p>
      <text:p text:style-name="P221">from sklearn.metrics import precision_score, recall_score, f1_score<text:s/></text:p>
      <text:p text:style-name="P222"><text:s/></text:p>
      <text:p text:style-name="P223"># STEP: Calculate Metrics<text:s/></text:p>
      <text:p text:style-name="P224">precision = precision_score(y_test, y_pred_class)<text:s/></text:p>
      <text:p text:style-name="P225">recall = recall_score(y_test, y_pred_class)<text:s/></text:p>
      <text:p text:style-name="P226">f1 = f1_score(y_test, y_pred_class)<text:s/></text:p>
      <text:p text:style-name="P227">accuracy = acc <text:s/># Model's test accuracy<text:s/></text:p>
      <text:p text:style-name="P228"><text:span text:style-name="T229"><text:s/></text:span></text:p>
      <text:p text:style-name="P230"># STEP: Plot All Metrics<text:s/></text:p>
      <text:p text:style-name="P231">metrics = [accuracy, precision, recall, f1]<text:s/></text:p>
      <text:p text:style-name="P232">metric_names = ['Accuracy', 'Precision', 'Recall', 'F1-Score']<text:s/></text:p>
      <text:soft-page-break/>
      <text:p text:style-name="P233"><text:s/></text:p>
      <text:p text:style-name="P234">plt.figure(figsize=(8, 5))<text:s/></text:p>
      <text:p text:style-name="P235">bars = plt.bar(metric_names, metrics, color=['skyblue', 'lightgreen', 'salmon', 'goldenrod'])<text:s/></text:p>
      <text:p text:style-name="P236">plt.ylim(0, 1.1)<text:s/></text:p>
      <text:p text:style-name="P237"/>
      <text:p text:style-name="P238"># Annotate values<text:s/></text:p>
      <text:p text:style-name="P239">for bar in bars:<text:s/></text:p>
      <text:p text:style-name="P240">height = bar.get_height()<text:s/></text:p>
      <text:p text:style-name="P241">plt.text(bar.get_x() + bar.get_width()/2.0, height, f'{height:.2f}', ha='center', va='bottom',<text:s/></text:p>
      <text:p text:style-name="P242">fontsize=12)<text:s/></text:p>
      <text:p text:style-name="P243">plt.title("Model Evaluation Metrics")<text:s/></text:p>
      <text:p text:style-name="P244">plt.ylabel("Score")<text:s/></text:p>
      <text:p text:style-name="P245">plt.grid(axis='y', linestyle='--', alpha=0.7)<text:s/></text:p>
      <text:p text:style-name="P246">plt.show()</text:p>
      <text:p text:style-name="P247"><text:s/></text:p>
      <text:p text:style-name="P248"># STEP: Print Metrics as a Table<text:s/></text:p>
      <text:p text:style-name="P249">metrics_dict = {<text:s/></text:p>
      <text:p text:style-name="P250">"Metric": ["Accuracy", "Precision", "Recall", "F1-score"],<text:s/></text:p>
      <text:p text:style-name="P251">"Value": [accuracy, precision, recall, f1]<text:s/></text:p>
      <text:p text:style-name="P252">}<text:s/></text:p>
      <text:p text:style-name="P253">df = pd.DataFrame(metrics_dict)<text:s/></text:p>
      <text:p text:style-name="P254">print(df.to_string(index=False))<text:s/></text:p>
      <text:p text:style-name="P255"># STEP 11: Evaluation<text:s/></text:p>
      <text:p text:style-name="P256">y_pred = (model.predict([X_test, X_extra_test]) &gt; 0.5).astype(int)<text:s/></text:p>
      <text:p text:style-name="P257">print("\nClassification Report:")<text:s/></text:p>
      <text:p text:style-name="P258"><text:span text:style-name="T259">print(classification_report(y_test, y_pred, target_names=["Not Frustrated", "Frustrated"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sud ALlam</meta:initial-creator>
    <dc:creator>Masud ALlam</dc:creator>
    <meta:creation-date>2026-05-11T18:14:00Z</meta:creation-date>
    <dc:date>2026-05-11T18:33:00Z</dc:date>
    <meta:template xlink:href="Normal" xlink:type="simple"/>
    <meta:editing-cycles>1</meta:editing-cycles>
    <meta:editing-duration>PT0S</meta:editing-duration>
    <meta:document-statistic meta:page-count="8" meta:paragraph-count="19" meta:word-count="1429" meta:character-count="9557" meta:row-count="67" meta:non-whitespace-character-count="8147"/>
  </office:meta>
</office:document-meta>
</file>